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13.044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8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7.29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0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964" table:default-cell-style-name="Default"/>
        <table:table-row table:style-name="ro1">
          <table:table-cell table:number-columns-repeated="4"/>
          <table:table-cell table:style-name="ce5" office:value-type="string" calcext:value-type="string" table:number-columns-spanned="11" table:number-rows-spanned="1">
            <text:p>Parameters</text:p>
          </table:table-cell>
          <table:covered-table-cell table:style-name="ce5"/>
          <table:covered-table-cell table:number-columns-repeated="9"/>
          <table:table-cell table:number-columns-repeated="5"/>
          <table:table-cell office:value-type="string" calcext:value-type="string">
            <text:p>Comment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6" office:value-type="string" calcext:value-type="string" table:number-columns-spanned="11" table:number-rows-spanned="1">
            <text:p>/gpfsscratch/rech/imi/commun/sensorimotor_lenia/Figure_3/exputils_expe/code/exp_v1/experiment_config_template.py</text:p>
          </table:table-cell>
          <table:covered-table-cell table:style-name="ce6"/>
          <table:covered-table-cell table:number-columns-repeated="8"/>
          <table:covered-table-cell table:style-name="ce12"/>
          <table:table-cell table:style-name="ce12" table:number-columns-repeated="5"/>
          <table:table-cell table:number-columns-repeated="96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5" office:value-type="string" calcext:value-type="string" table:number-columns-spanned="11" table:number-rows-spanned="1">
            <text:p><text:span text:style-name="T1">experiment_config.py</text:span></text:p>
          </table:table-cell>
          <table:covered-table-cell table:style-name="ce5"/>
          <table:covered-table-cell table:number-columns-repeated="8"/>
          <table:covered-table-cell table:style-name="ce12"/>
          <table:table-cell table:style-name="ce12" table:number-columns-repeated="5"/>
          <table:table-cell table:number-columns-repeated="965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Default" office:value-type="string" calcext:value-type="string">
            <text:p>final_step</text:p>
          </table:table-cell>
          <table:table-cell table:style-name="Default"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dset_name</text:p>
          </table:table-cell>
          <table:table-cell office:value-type="string" calcext:value-type="string">
            <text:p>categories_filter</text:p>
          </table:table-cell>
          <table:table-cell office:value-type="string" calcext:value-type="string">
            <text:p>var_name</text:p>
          </table:table-cell>
          <table:table-cell office:value-type="string" calcext:value-type="string">
            <text:p>wall_c</text:p>
          </table:table-cell>
          <table:table-cell office:value-type="string" calcext:value-type="string">
            <text:p>init_noise_rate_range</text:p>
          </table:table-cell>
          <table:table-cell office:value-type="string" calcext:value-type="string">
            <text:p>init_noise_std_range</text:p>
          </table:table-cell>
          <table:table-cell office:value-type="string" calcext:value-type="string">
            <text:p>obs_number_range</text:p>
          </table:table-cell>
          <table:table-cell table:style-name="ce8" office:value-type="string" calcext:value-type="string">
            <text:p>obs_radius_range</text:p>
          </table:table-cell>
          <table:table-cell table:style-name="ce8" office:value-type="string" calcext:value-type="string">
            <text:p>obs_speed_range</text:p>
          </table:table-cell>
          <table:table-cell table:style-name="ce8" office:value-type="string" calcext:value-type="string">
            <text:p>scaling_range</text:p>
          </table:table-cell>
          <table:table-cell table:style-name="ce8" office:value-type="string" calcext:value-type="string">
            <text:p>update_mask_rate_range</text:p>
          </table:table-cell>
          <table:table-cell table:style-name="ce8" office:value-type="string" calcext:value-type="string">
            <text:p>update_noise_rate_range</text:p>
          </table:table-cell>
          <table:table-cell table:style-name="ce8" office:value-type="string" calcext:value-type="string">
            <text:p>update_noise_std_range</text:p>
          </table:table-cell>
          <table:table-cell table:style-name="ce8" table:number-columns-repeated="954"/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np.linspace(0.2,1.0,5)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p.linspace(0.5,4.5,5)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np.linspace(24,48,5)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np.linspace(4,16,5)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[1/3, 1/2 , 1, 2, 3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np.linspace(0.15,2.15,5)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np.linspace(0.2,1.0,5)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5]+10" office:value-type="float" office:value="11" calcext:value-type="float">
            <text:p>1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np.linspace(0.2,1.0,5)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6]+10" office:value-type="float" office:value="12" calcext:value-type="float">
            <text:p>1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p.linspace(0.5,4.5,5)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7]+10" office:value-type="float" office:value="13" calcext:value-type="float">
            <text:p>1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np.linspace(24,48,5)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8]+10" office:value-type="float" office:value="14" calcext:value-type="float">
            <text:p>1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np.linspace(4,16,5)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9]+10" office:value-type="float" office:value="15" calcext:value-type="float">
            <text:p>1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[1/3, 1/2 , 1, 2, 3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0]+10" office:value-type="float" office:value="16" calcext:value-type="float">
            <text:p>1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np.linspace(0.15,2.15,5)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1]+10" office:value-type="float" office:value="17" calcext:value-type="float">
            <text:p>1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2]+10" office:value-type="float" office:value="18" calcext:value-type="float">
            <text:p>1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np.linspace(0.2,1.0,5)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3]+10" office:value-type="float" office:value="19" calcext:value-type="float">
            <text:p>1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15]+10" office:value-type="float" office:value="21" calcext:value-type="float">
            <text:p>2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[np.linspace(0.2,1.0,5)[0]]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6]+10" office:value-type="float" office:value="22" calcext:value-type="float">
            <text:p>2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5,4.5,5)[0]]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7]+10" office:value-type="float" office:value="23" calcext:value-type="float">
            <text:p>2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24,48,5)</text:span>[0]]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8]+10" office:value-type="float" office:value="24" calcext:value-type="float">
            <text:p>2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4,16,5)</text:span>[0]]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19]+10" office:value-type="float" office:value="25" calcext:value-type="float">
            <text:p>2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<text:span text:style-name="T2">[</text:span>[1/3, 1/2 , 1, 2, 3][0]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0]+10" office:value-type="float" office:value="26" calcext:value-type="float">
            <text:p>2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15,2.15,5)[0]]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1]+10" office:value-type="float" office:value="27" calcext:value-type="float">
            <text:p>2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0]]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2]+10" office:value-type="float" office:value="28" calcext:value-type="float">
            <text:p>2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0,5)[0]]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3]+10" office:value-type="float" office:value="29" calcext:value-type="float">
            <text:p>2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0]]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25]+10" office:value-type="float" office:value="31" calcext:value-type="float">
            <text:p>3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[np.linspace(0.2,1.0,5)[1]]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6]+10" office:value-type="float" office:value="32" calcext:value-type="float">
            <text:p>3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5,4.5,5)[1]]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7]+10" office:value-type="float" office:value="33" calcext:value-type="float">
            <text:p>3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24,48,5)</text:span>[1]]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8]+10" office:value-type="float" office:value="34" calcext:value-type="float">
            <text:p>3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4,16,5)</text:span>[1]]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29]+10" office:value-type="float" office:value="35" calcext:value-type="float">
            <text:p>3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<text:span text:style-name="T2">[</text:span>[1/3, 1/2 , 1, 2, 3][1]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0]+10" office:value-type="float" office:value="36" calcext:value-type="float">
            <text:p>3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15,2.15,5)[1]]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1]+10" office:value-type="float" office:value="37" calcext:value-type="float">
            <text:p>3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1]]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2]+10" office:value-type="float" office:value="38" calcext:value-type="float">
            <text:p>3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0,5)[1]]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3]+10" office:value-type="float" office:value="39" calcext:value-type="float">
            <text:p>3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1]]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35]+10" office:value-type="float" office:value="41" calcext:value-type="float">
            <text:p>4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[np.linspace(0.2,1.0,5)[2]]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6]+10" office:value-type="float" office:value="42" calcext:value-type="float">
            <text:p>4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5,4.5,5)[2]]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7]+10" office:value-type="float" office:value="43" calcext:value-type="float">
            <text:p>4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24,48,5)</text:span>[2]]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8]+10" office:value-type="float" office:value="44" calcext:value-type="float">
            <text:p>4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4,16,5)</text:span>[2]]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39]+10" office:value-type="float" office:value="45" calcext:value-type="float">
            <text:p>4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<text:span text:style-name="T2">[</text:span>[1/3, 1/2 , 1, 2, 3][2]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0]+10" office:value-type="float" office:value="46" calcext:value-type="float">
            <text:p>4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15,2.15,5)[2]]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1]+10" office:value-type="float" office:value="47" calcext:value-type="float">
            <text:p>4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2]]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2]+10" office:value-type="float" office:value="48" calcext:value-type="float">
            <text:p>4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0,5)[2]]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3]+10" office:value-type="float" office:value="49" calcext:value-type="float">
            <text:p>4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2]]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45]+10" office:value-type="float" office:value="51" calcext:value-type="float">
            <text:p>5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[np.linspace(0.2,1.0,5)[3]]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6]+10" office:value-type="float" office:value="52" calcext:value-type="float">
            <text:p>5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5,4.5,5)[3]]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7]+10" office:value-type="float" office:value="53" calcext:value-type="float">
            <text:p>5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24,48,5)</text:span>[3]]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8]+10" office:value-type="float" office:value="54" calcext:value-type="float">
            <text:p>5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4,16,5)</text:span>[3]]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49]+10" office:value-type="float" office:value="55" calcext:value-type="float">
            <text:p>5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<text:span text:style-name="T2">[</text:span>[1/3, 1/2 , 1, 2, 3][3]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0]+10" office:value-type="float" office:value="56" calcext:value-type="float">
            <text:p>5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15,2.15,5)[3]]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1]+10" office:value-type="float" office:value="57" calcext:value-type="float">
            <text:p>5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3]]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2]+10" office:value-type="float" office:value="58" calcext:value-type="float">
            <text:p>5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0,5)[3]]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3]+10" office:value-type="float" office:value="59" calcext:value-type="float">
            <text:p>5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3]]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55]+10" office:value-type="float" office:value="61" calcext:value-type="float">
            <text:p>6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[np.linspace(0.2,1.0,5)[4]]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6]+10" office:value-type="float" office:value="62" calcext:value-type="float">
            <text:p>6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5,4.5,5)[4]]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7]+10" office:value-type="float" office:value="63" calcext:value-type="float">
            <text:p>6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24,48,5)</text:span>[4]]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8]+10" office:value-type="float" office:value="64" calcext:value-type="float">
            <text:p>6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<text:span text:style-name="T2">[np.linspace(4,16,5)</text:span>[4]]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59]+10" office:value-type="float" office:value="65" calcext:value-type="float">
            <text:p>6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<text:span text:style-name="T2">[</text:span>[1/3, 1/2 , 1, 2, 3][4]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60]+10" office:value-type="float" office:value="66" calcext:value-type="float">
            <text:p>6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15,2.15,5)[4]]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61]+10" office:value-type="float" office:value="67" calcext:value-type="float">
            <text:p>6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4]]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62]+10" office:value-type="float" office:value="68" calcext:value-type="float">
            <text:p>6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0,5)[4]]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table:formula="of:=[.A63]+10" office:value-type="float" office:value="69" calcext:value-type="float">
            <text:p>6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r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<text:span text:style-name="T2">[</text:span>np.linspace(0.2,1.8,5)[4]]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65]+10" office:value-type="float" office:value="71" calcext:value-type="float">
            <text:p>7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np.linspace(0.2,1.0,5)</text:p>
          </table:table-cell>
          <table:table-cell table:number-columns-repeated="8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66]+10" office:value-type="float" office:value="72" calcext:value-type="float">
            <text:p>7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p.linspace(0.5,4.5,5)</text:p>
          </table:table-cell>
          <table:table-cell table:number-columns-repeated="7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67]+10" office:value-type="float" office:value="73" calcext:value-type="float">
            <text:p>7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np.linspace(24,48,5)</text:p>
          </table:table-cell>
          <table:table-cell table:number-columns-repeated="6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68]+10" office:value-type="float" office:value="74" calcext:value-type="float">
            <text:p>7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np.linspace(4,16,5)</text:p>
          </table:table-cell>
          <table:table-cell table:number-columns-repeated="5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69]+10" office:value-type="float" office:value="75" calcext:value-type="float">
            <text:p>7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[1/3, 1/2 , 1, 2, 3]</text:p>
          </table:table-cell>
          <table:table-cell table:number-columns-repeated="4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0]+10" office:value-type="float" office:value="76" calcext:value-type="float">
            <text:p>7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np.linspace(0.15,2.15,5)</text:p>
          </table:table-cell>
          <table:table-cell table:number-columns-repeated="3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1]+10" office:value-type="float" office:value="77" calcext:value-type="float">
            <text:p>7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2]+10" office:value-type="float" office:value="78" calcext:value-type="float">
            <text:p>7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np.linspace(0.2,1.0,5)</text:p>
          </table:table-cell>
          <table:table-cell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3]+10" office:value-type="float" office:value="79" calcext:value-type="float">
            <text:p>7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handmade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handmade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formula="of:=[.A75]+10" office:value-type="float" office:value="81" calcext:value-type="float">
            <text:p>8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np.linspace(0.2,1.0,5)</text:p>
          </table:table-cell>
          <table:table-cell table:number-columns-repeated="8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6]+10" office:value-type="float" office:value="82" calcext:value-type="float">
            <text:p>8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p.linspace(0.5,4.5,5)</text:p>
          </table:table-cell>
          <table:table-cell table:number-columns-repeated="7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7]+10" office:value-type="float" office:value="83" calcext:value-type="float">
            <text:p>8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np.linspace(24,48,5)</text:p>
          </table:table-cell>
          <table:table-cell table:number-columns-repeated="6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8]+10" office:value-type="float" office:value="84" calcext:value-type="float">
            <text:p>8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np.linspace(4,16,5)</text:p>
          </table:table-cell>
          <table:table-cell table:number-columns-repeated="5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79]+10" office:value-type="float" office:value="85" calcext:value-type="float">
            <text:p>8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[1/3, 1/2 , 1, 2, 3]</text:p>
          </table:table-cell>
          <table:table-cell table:number-columns-repeated="4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80]+10" office:value-type="float" office:value="86" calcext:value-type="float">
            <text:p>8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np.linspace(0.15,2.15,5)</text:p>
          </table:table-cell>
          <table:table-cell table:number-columns-repeated="3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81]+10" office:value-type="float" office:value="87" calcext:value-type="float">
            <text:p>8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82]+10" office:value-type="float" office:value="88" calcext:value-type="float">
            <text:p>8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np.linspace(0.2,1.0,5)</text:p>
          </table:table-cell>
          <table:table-cell office:value-type="string" calcext:value-type="string">
            <text:p>[]</text:p>
          </table:table-cell>
          <table:table-cell table:number-columns-repeated="965"/>
        </table:table-row>
        <table:table-row table:style-name="ro1">
          <table:table-cell table:style-name="ce2" table:formula="of:=[.A83]+10" office:value-type="float" office:value="89" calcext:value-type="float">
            <text:p>8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random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random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965"/>
        </table:table-row>
        <table:table-row table:style-name="ro1" table:number-rows-repeated="1048482">
          <table:table-cell table:number-columns-repeated="985"/>
        </table:table-row>
        <table:table-row table:style-name="ro1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8:05:45.813766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3:57:21.043087580</meta:creation-date>
    <meta:editing-duration>P7DT12H49M40S</meta:editing-duration>
    <meta:editing-cycles>237</meta:editing-cycles>
    <meta:generator>LibreOffice/6.4.7.2$Linux_X86_64 LibreOffice_project/40$Build-2</meta:generator>
    <dc:date>2022-10-05T18:09:56.320249112</dc:date>
    <meta:document-statistic meta:table-count="1" meta:cell-count="1646" meta:object-count="0"/>
  </office:meta>
</office:document-meta>
</file>